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has a wide variety of configuration options that can allow you to customize its behavior to meet your needs. While there are too many options to cover all of them in detail, it is useful to be aware of how you can go about configuring Prometheus. In this lesson, we discuss the Prometheus configuration file and where to find detailed information on configuration options in the Prometheus documentation. We also demonstrate the process of making a configuration change to a Prometheus server.</text:p>
      <text:h text:style-name="Heading_20_4" text:outline-level="4"><text:bookmark text:name="relevant-documentation"/>Relevant Documentation</text:h>
      <text:list xml:id="list2772629684" text:style-name="L1">
        <text:list-item>
          <text:p text:style-name="P3"><text:a xlink:type="simple" xlink:href="https://prometheus.io/docs/prometheus/latest/configuration/configuration/" text:style-name="Internet_20_link" text:visited-style-name="Visited_20_Internet_20_Link">Prometheus Configuration</text:a></text:p>
        </text:list-item>
        <text:list-item>
          <text:p text:style-name="P2"><text:a xlink:type="simple" xlink:href="https://github.com/prometheus/prometheus/blob/release-2.15/config/testdata/conf.good.yml" text:style-name="Internet_20_link" text:visited-style-name="Visited_20_Internet_20_Link">Example Prometheus Config File</text:a></text:p>
        </text:list-item>
      </text:list>
      <text:h text:style-name="Heading_20_4" text:outline-level="4"><text:bookmark text:name="lesson-reference"/>Lesson Reference</text:h>
      <text:p text:style-name="Text_20_body">Log in to your Prometheus server.</text:p>
      <text:p text:style-name="Text_20_body">Edit the Prometheus configuration file:</text:p>
      <text:p text:style-name="P1"><text:span text:style-name="Source_20_Text">sudo vi /etc/prometheus/prometheus.yml</text:span></text:p>
      <text:p text:style-name="Text_20_body">Locate the <text:span text:style-name="Source_20_Text">global.scrape_interval</text:span> setting and change it to <text:span text:style-name="Source_20_Text">10s</text:span>:</text:p>
      <text:p text:style-name="Preformatted_20_Text"><text:span text:style-name="Source_20_Text">global:</text:span></text:p>
      <text:p text:style-name="P1"><text:span text:style-name="Source_20_Text"><text:s text:c="2"/>scrape_interval: 10s</text:span></text:p>
      <text:p text:style-name="Text_20_body">Reload the Prometheus configuration:</text:p>
      <text:p text:style-name="P1"><text:span text:style-name="Source_20_Text">sudo killall -HUP prometheus</text:span></text:p>
      <text:p text:style-name="Text_20_body">Another way to reload the configuration is to simply restart Prometheus (you do not need to do this if you used the <text:span text:style-name="Source_20_Text">killall -HUP</text:span> method):</text:p>
      <text:p text:style-name="P1"><text:span text:style-name="Source_20_Text">sudo systemctl restart prometheus</text:span></text:p>
      <text:p text:style-name="Text_20_body">Query the Prometheus API to verify your changes took effect:</text:p>
      <text:p text:style-name="P1"><text:span text:style-name="Source_20_Text">curl localhost:9090/api/v1/status/config</text:span></text:p>
      <text:p text:style-name="Text_20_body">You should see <text:span text:style-name="Source_20_Text">global:\n scrape_interval: 10s</text:span> in the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22:08:28.598895890</meta:creation-date>
    <dc:date>2020-07-28T22:09:19.212408229</dc:date>
    <meta:editing-duration>PT51S</meta:editing-duration>
    <meta:editing-cycles>1</meta:editing-cycles>
    <meta:document-statistic meta:table-count="0" meta:image-count="0" meta:object-count="0" meta:page-count="1" meta:paragraph-count="18" meta:word-count="179" meta:character-count="1194" meta:non-whitespace-character-count="1033"/>
    <meta:generator>LibreOffice/6.0.7.3$Linux_X86_64 LibreOffice_project/00m0$Build-3</meta:generator>
  </office:meta>
</office:document-meta>
</file>